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duct Backlog</text:p>
      <text:p text:style-name="Standard"/>
      <text:p text:style-name="Standard">User Story 1:As Edward, a psychology student, I want to be able to add custom fields to my Zotero items, so that I can input information I think is important. [Priority: 10] (30 dh)</text:p>
      <text:p text:style-name="Standard"/>
      <text:p text:style-name="Standard">User Story 1+:As Edward, a psychology student, I want the option to output my custom fields when I make my citations, so that I can properly show important information in my citations. [Priority: 10] (50 dh)</text:p>
      <text:p text:style-name="Standard"/>
      <text:p text:style-name="Standard">User Story 1++:As Edward, a psychology student, I want to be able to remove fields from my Zotero items, so that I can remove information I think is not important. [Priority: 10] (30 dh)</text:p>
      <text:p text:style-name="Standard"/>
      <text:p text:style-name="Standard">User Story 1+++:As Edward, a psychology student, I want to be able to save my zotero items with edited fields so that I can use them again later. [Priority: 10] (30 dh)</text:p>
      <text:p text:style-name="Standard"/>
      <text:p text:style-name="Standard">User Story 2:As Scott Harris, an anthropology professor, I want to be able to link two copies of an item through different libraries, so that I can keep track of the duplicates.[Priority: 9] (40 dh)</text:p>
      <text:p text:style-name="Standard"/>
      <text:p text:style-name="Standard">User Story 2+:As Scott Harris, an anthropology professor, I want linked copies of the same item in different libraries to be synced so that changing one automatically changes others</text:p>
      <text:p text:style-name="Standard"/>
      <text:p text:style-name="Standard">User Story 2++:As Scott Harris, an anthropology professor, I want to have a context menu option to make a linked copy of the current item to another library</text:p>
      <text:p text:style-name="Standard"/>
      <text:p text:style-name="Standard">User Story 3:As John Smith, a history professor, I want to be able to see the tags of multiple items when I select them, so I can compare them to each other. [Priority: 8] (30 dh)</text:p>
      <text:p text:style-name="Standard"/>
      <text:p text:style-name="Standard">User Story 3+:As John Smith, a history professor, I want to be able to edit all the tags of multiple selected items at once, so I don't have to do it one at a time. [Priority: 8] (50 dh)</text:p>
      <text:p text:style-name="Standard"/>
      <text:p text:style-name="Standard">User Story 3++:As John Smith, a history professor, I want to be able to batch edit tags of the same type, so that I don't have to do them one at a time. [Priority: 8] (50 dh)</text:p>
      <text:p text:style-name="Standard"/>
      <text:p text:style-name="Standard">User Story 4:As Maunak Rathur, a student, I want to be able to reorder my citation fields when creating a citation, so that I can list the information that I think are more important. <text:s/>[Priority: 7] (45 dh)</text:p>
      <text:p text:style-name="Standard"/>
      <text:p text:style-name="Standard">User Story 4+:As Maunak Rathur, a student, I want to be able to add or remove fields and punctuations when creating a citation, so that I can customize my citations. <text:s/>[Priority: 7] (25 dh)</text:p>
      <text:p text:style-name="Standard"/>
      <text:p text:style-name="Standard">User Story 4++:As Maunak Rathur, a student, I want to be able to save my custom citation formats, so that I can use them again later. [Priority: 7] (30 dh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ei-Cong Su</meta:initial-creator>
    <meta:creation-date>2015-11-09T18:40:30</meta:creation-date>
    <dc:date>2015-11-09T18:59:01</dc:date>
    <dc:creator>Wei-Cong Su</dc:creator>
    <meta:editing-duration>PT30S</meta:editing-duration>
    <meta:editing-cycles>1</meta:editing-cycles>
    <meta:document-statistic meta:table-count="0" meta:image-count="0" meta:object-count="0" meta:page-count="1" meta:paragraph-count="14" meta:word-count="444" meta:character-count="2380" meta:non-whitespace-character-count="1948"/>
    <meta:generator>LibreOffice/3.5$Linux_X86_64 LibreOffice_project/350m1$Build-2</meta:generator>
  </office:meta>
</office:document-meta>
</file>